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5.235cm"/>
    </style:style>
    <style:style style:name="co3" style:family="table-column">
      <style:table-column-properties fo:break-before="auto" style:column-width="5.13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tor steps calculation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Default"/>
        <table:table-column table:style-name="co5" table:default-cell-style-name="ce1"/>
        <table:table-column table:style-name="co4" table:number-columns-repeated="2" table:default-cell-style-name="ce4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Joint</text:p>
          </table:table-cell>
          <table:table-cell table:style-name="ce1" office:value-type="string" calcext:value-type="string">
            <text:p>J1</text:p>
          </table:table-cell>
          <table:table-cell table:style-name="ce1"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Joint</text:p>
          </table:table-cell>
          <table:table-cell table:style-name="ce1" office:value-type="string" calcext:value-type="string">
            <text:p>J2</text:p>
          </table:table-cell>
          <table:table-cell table:style-name="ce1"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Nema 17 Pulley</text:p>
          </table:table-cell>
          <table:table-cell table:number-columns-repeated="3"/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Nema 23 Cyclo 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Small Pulley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4" office:value-type="string" calcext:value-type="string">
            <text:p><text:span text:style-name="T1">P</text:span>i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P-L)/L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Big Pulley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style-name="ce4" office:value-type="string" calcext:value-type="string">
            <text:p><text:span text:style-name="T1">L</text:span>obs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</text:p>
          </table:table-cell>
          <table:table-cell table:formula="of:=[.B3]/[.B4]" office:value-type="float" office:value="0.123076923076923" calcext:value-type="float">
            <text:p>0.123076923076923</text:p>
          </table:table-cell>
          <table:table-cell table:number-columns-repeated="3"/>
          <table:table-cell office:value-type="string" calcext:value-type="string">
            <text:p>Ratio</text:p>
          </table:table-cell>
          <table:table-cell table:formula="of:=([.G3]-[.G4])/[.G4]" office:value-type="float" office:value="0.0294117647058824" calcext:value-type="float">
            <text:p>0.0294117647058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or Steps Degree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office:value-type="string" calcext:value-type="string">
            <text:p>Motor Steps Degree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 Step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icro Step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Steps Per Deg</text:p>
          </table:table-cell>
          <table:table-cell table:style-name="ce6" table:formula="of:=1/(([.B5]*(([.B6]/[.B7]))))" office:value-type="float" office:value="18.0555555555556" calcext:value-type="float">
            <text:p>18.0555555555556</text:p>
          </table:table-cell>
          <table:table-cell office:value-type="string" calcext:value-type="string">
            <text:p>1 / ((<text:span text:style-name="T1">Ratio</text:span> * (Motor Steps Degree / Micro Steps))</text:p>
          </table:table-cell>
          <table:table-cell table:number-columns-repeated="2"/>
          <table:table-cell table:style-name="ce5" office:value-type="string" calcext:value-type="string">
            <text:p>Steps Per Deg</text:p>
          </table:table-cell>
          <table:table-cell table:style-name="ce6" table:formula="of:=1/(([.G5]*(([.G6]/[.G7]))))" office:value-type="float" office:value="75.5555555555556" calcext:value-type="float">
            <text:p>75.5555555555556</text:p>
          </table:table-cell>
          <table:table-cell office:value-type="string" calcext:value-type="string">
            <text:p>1 / ((<text:span text:style-name="T1">Ratio</text:span> * (Motor Steps Degree / Micro Steps))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Joint</text:p>
          </table:table-cell>
          <table:table-cell table:style-name="ce1" office:value-type="string" calcext:value-type="string">
            <text:p>J3</text:p>
          </table:table-cell>
          <table:table-cell table:style-name="ce1"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Joint</text:p>
          </table:table-cell>
          <table:table-cell table:style-name="ce1" office:value-type="string" calcext:value-type="string">
            <text:p>J4</text:p>
          </table:table-cell>
          <table:table-cell table:style-name="ce1"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Nema 17 Pulley</text:p>
          </table:table-cell>
          <table:table-cell table:number-columns-repeated="3"/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Nema 17 Cyclo 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mall Pulley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4" office:value-type="string" calcext:value-type="string">
            <text:p><text:span text:style-name="T1">P</text:span>in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P-L)/L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Big Pulley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table:style-name="ce4" office:value-type="string" calcext:value-type="string">
            <text:p><text:span text:style-name="T1">L</text:span>obs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</text:p>
          </table:table-cell>
          <table:table-cell table:formula="of:=[.B13]/[.B14]" office:value-type="float" office:value="0.166666666666667" calcext:value-type="float">
            <text:p>0.166666666666667</text:p>
          </table:table-cell>
          <table:table-cell table:number-columns-repeated="3"/>
          <table:table-cell office:value-type="string" calcext:value-type="string">
            <text:p>Ratio</text:p>
          </table:table-cell>
          <table:table-cell table:formula="of:=([.G13]-[.G14])/[.G14]" office:value-type="float" office:value="0.0476190476190476" calcext:value-type="float">
            <text:p>0.0476190476190476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tor Steps Degree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office:value-type="string" calcext:value-type="string">
            <text:p>Motor Steps Degree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 Step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icro Step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Steps Per Deg</text:p>
          </table:table-cell>
          <table:table-cell table:style-name="ce6" table:formula="of:=1/(([.B15]*(([.B16]/[.B17]))))" office:value-type="float" office:value="13.3333333333333" calcext:value-type="float">
            <text:p>13.3333333333333</text:p>
          </table:table-cell>
          <table:table-cell office:value-type="string" calcext:value-type="string">
            <text:p>1 / ((<text:span text:style-name="T1">Ratio</text:span> * (Motor Steps Degree / Micro Steps))</text:p>
          </table:table-cell>
          <table:table-cell table:number-columns-repeated="2"/>
          <table:table-cell table:style-name="ce5" office:value-type="string" calcext:value-type="string">
            <text:p>Steps Per Deg</text:p>
          </table:table-cell>
          <table:table-cell table:style-name="ce6" table:formula="of:=1/(([.G15]*(([.G16]/[.G17]))))" office:value-type="float" office:value="46.6666666666667" calcext:value-type="float">
            <text:p>46.6666666666667</text:p>
          </table:table-cell>
          <table:table-cell office:value-type="string" calcext:value-type="string">
            <text:p>1 / ((<text:span text:style-name="T1">Ratio</text:span> * (Motor Steps Degree / Micro Steps))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Joint</text:p>
          </table:table-cell>
          <table:table-cell table:style-name="ce1" office:value-type="string" calcext:value-type="string">
            <text:p>J5</text:p>
          </table:table-cell>
          <table:table-cell table:style-name="ce1"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Joint</text:p>
          </table:table-cell>
          <table:table-cell table:style-name="ce1" office:value-type="string" calcext:value-type="string">
            <text:p>J6</text:p>
          </table:table-cell>
          <table:table-cell table:style-name="ce1"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Nema 17 Pulley</text:p>
          </table:table-cell>
          <table:table-cell table:number-columns-repeated="3"/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Nema 17 Pulley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mall Pulley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4" office:value-type="string" calcext:value-type="string">
            <text:p>Small Pulley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ig Pulley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4" office:value-type="string" calcext:value-type="string">
            <text:p>Big Pulley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</text:p>
          </table:table-cell>
          <table:table-cell table:formula="of:=[.B23]/[.B24]" office:value-type="float" office:value="0.266666666666667" calcext:value-type="float">
            <text:p>0.266666666666667</text:p>
          </table:table-cell>
          <table:table-cell table:number-columns-repeated="3"/>
          <table:table-cell office:value-type="string" calcext:value-type="string">
            <text:p>Ratio</text:p>
          </table:table-cell>
          <table:table-cell table:formula="of:=[.G23]/[.G24]" office:value-type="float" office:value="0.266666666666667" calcext:value-type="float">
            <text:p>0.266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or Steps Degree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office:value-type="string" calcext:value-type="string">
            <text:p>Motor Steps Degree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 Steps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Micro Steps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Steps Per Deg</text:p>
          </table:table-cell>
          <table:table-cell table:style-name="ce6" table:formula="of:=1/(([.B25]*(([.B26]/[.B27]))))" office:value-type="float" office:value="33.3333333333333" calcext:value-type="float">
            <text:p>33.3333333333333</text:p>
          </table:table-cell>
          <table:table-cell office:value-type="string" calcext:value-type="string">
            <text:p>1 / ((<text:span text:style-name="T1">Ratio</text:span> * (Motor Steps Degree / Micro Steps))</text:p>
          </table:table-cell>
          <table:table-cell table:number-columns-repeated="2"/>
          <table:table-cell table:style-name="ce5" office:value-type="string" calcext:value-type="string">
            <text:p>Steps Per Deg</text:p>
          </table:table-cell>
          <table:table-cell table:style-name="ce6" table:formula="of:=1/(([.G25]*(([.G26]/[.G27]))))" office:value-type="float" office:value="33.3333333333333" calcext:value-type="float">
            <text:p>33.3333333333333</text:p>
          </table:table-cell>
          <table:table-cell office:value-type="string" calcext:value-type="string">
            <text:p>1 / ((<text:span text:style-name="T1">Ratio</text:span> * (Motor Steps Degree / Micro Steps)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6">00/00/0000</text:date>, <text:time style:data-style-name="N2" text:time-value="12:08:27.9852214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6T13:27:15.356190669</dc:date>
    <meta:editing-duration>PT4H22M59S</meta:editing-duration>
    <meta:editing-cycles>13</meta:editing-cycles>
    <meta:generator>LibreOffice/24.2.7.2$Linux_X86_64 LibreOffice_project/420$Build-2</meta:generator>
    <meta:print-date>2024-09-28T11:38:27.887793461</meta:print-date>
    <meta:document-statistic meta:table-count="1" meta:cell-count="111" meta:object-count="0"/>
  </office:meta>
</office:document-meta>
</file>